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120.46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86.96mm"/>
    </style:style>
    <style:style style:name="co6" style:family="table-column">
      <style:table-column-properties fo:break-before="auto" style:column-width="112.27mm"/>
    </style:style>
    <style:style style:name="co7" style:family="table-column">
      <style:table-column-properties fo:break-before="auto" style:column-width="83.6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Character">
      <style:table-properties table:display="true" style:writing-mode="lr-tb"/>
    </style:style>
    <style:style style:name="ta2" style:family="table" style:master-page-name="PageStyle_5f_Items">
      <style:table-properties table:display="true" style:writing-mode="lr-tb"/>
    </style:style>
    <style:style style:name="ta3" style:family="table" style:master-page-name="PageStyle_5f_Magic_20_System">
      <style:table-properties table:display="true" style:writing-mode="lr-tb"/>
    </style:style>
    <style:style style:name="ta4" style:family="table" style:master-page-name="PageStyle_5f_Worldbuilding">
      <style:table-properties table:display="true" style:writing-mode="lr-tb"/>
    </style:style>
    <style:style style:name="ta5" style:family="table" style:master-page-name="PageStyle_5f_Game_20_Mechanic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007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rac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harac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Size determined by equip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ur</text:p>
          </table:table-cell>
          <table:table-cell office:value-type="string" calcext:value-type="string">
            <text:p>Helm, Chestplate, Legs, Boots, Gloves, Backpa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MH, OH, Ranged, Amm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Ring, Necklace, Bracers, Earr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ks</text:p>
          </table:table-cell>
          <table:table-cell office:value-type="string" calcext:value-type="string">
            <text:p>SPECIAL Modifiers, Combat Modifiers, Skill Modifiers, General Modifi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Age, Race, Affinity, Features, Soci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SPECIAL, Skills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nge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Trash, Normal, Unusual, Legendary, Unique,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k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How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bility/Uses</text:p>
          </table:table-cell>
          <table:table-cell office:value-type="string" calcext:value-type="string">
            <text:p>Need repaired/recharged? Stock level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um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tive? Negative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attle Axe, Bow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Damage</text:p>
          </table:table-cell>
          <table:table-cell office:value-type="string" calcext:value-type="string">
            <text:p>i.e at 0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i.e .1 * Dex, .9 * St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mo</text:p>
          </table:table-cell>
          <table:table-cell office:value-type="string" calcext:value-type="string">
            <text:p>Arrows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 Effect</text:p>
          </table:table-cell>
          <table:table-cell office:value-type="string" calcext:value-type="string">
            <text:p>Positive? Negativ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edness</text:p>
          </table:table-cell>
          <table:table-cell office:value-type="string" calcext:value-type="string">
            <text:p>1H/2H? Str/Dex req to 1h usual 2h w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eavy, 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loves, Helmet 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reduction</text:p>
          </table:table-cell>
          <table:table-cell office:value-type="string" calcext:value-type="string">
            <text:p>i.e at 0 SPE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i.e .9 Dex, .1 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 Effect</text:p>
          </table:table-cell>
          <table:table-cell office:value-type="string" calcext:value-type="string">
            <text:p>Positive? Neg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ables</text:p>
          </table:table-cell>
          <table:table-cell office:value-type="string" calcext:value-type="string">
            <text:p>e.g Scroll, jewwele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ip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 Bonus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ic System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Mag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etc</text:p>
          </table:table-cell>
          <table:table-cell office:value-type="string" calcext:value-type="string">
            <text:p>Light/Dark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word Skill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Potions</text:p>
          </table:table-cell>
          <table:table-cell office:value-type="string" calcext:value-type="string">
            <text:p>Blessings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Shield skill</text:p>
          </table:table-cell>
          <table:table-cell office:value-type="string" calcext:value-type="string">
            <text:p>Anti-ele</text:p>
          </table:table-cell>
          <table:table-cell office:value-type="string" calcext:value-type="string">
            <text:p>Group protect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lemental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Non-ele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eactive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reventitive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nhancement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tealth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hysical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pecial</text:p>
          </table:table-cell>
          <table:covered-table-cell table:style-name="ce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ffensive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Healing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Support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Defensive</text:p>
          </table:table-cell>
          <table:covered-table-cell table:number-columns-repeated="3" table:style-name="ce10"/>
          <table:table-cell table:number-columns-repeated="100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building" table:style-name="ta4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Arrav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 industrial revoloution equival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ong church-government, belief not vit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pical of children to leave at 15, journey to learn what they will 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gical influence begins for no apaprent rasin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demons' begin to invade, following m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na tied to animal traits, based off of area.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Mechanics" table:style-name="ta5">
        <office:forms form:automatic-focus="false" form:apply-design-mode="false"/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Grid based 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what turn based, speed determines ac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G gear elements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NZ">
      <loext:text> </loext:text>
      <loext:fill-character> </loext:fill-character>
      <number:text>- </number:text>
    </number:number-style>
    <number:text-style style:name="N10122" number:language="en" number:country="NZ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NZ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NZ">
      <number:text> </number:text>
      <number:currency-symbol/>
      <loext:fill-character> </loext:fill-character>
      <number:text>- </number:text>
    </number:currency-style>
    <number:text-style style:name="N10123" number:language="en" number:country="N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NZ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NZ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acter" style:display-name="PageStyle_Charac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System" style:display-name="PageStyle_Magic 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ldbuilding" style:display-name="PageStyle_Worldbuild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_20_Mechanics" style:display-name="PageStyle_Game Mechan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ynze_000</meta:initial-creator>
    <meta:creation-date>2017-10-08T10:34:48</meta:creation-date>
    <dc:date>2018-05-20T00:38:17.324000000</dc:date>
    <meta:generator>LibreOffice/5.4.4.2$Windows_X86_64 LibreOffice_project/2524958677847fb3bb44820e40380acbe820f960</meta:generator>
    <meta:editing-duration>PT10H33M15S</meta:editing-duration>
    <meta:editing-cycles>1</meta:editing-cycles>
    <meta:document-statistic meta:table-count="5" meta:cell-count="1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